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Exp_c</text:p>
          </table:table-cell>
          <table:table-cell office:value-type="float" office:value="1.852" calcext:value-type="float">
            <text:p>1,852</text:p>
          </table:table-cell>
          <table:table-cell/>
          <table:table-cell office:value-type="string" calcext:value-type="string">
            <text:p>m_a_ft</text:p>
          </table:table-cell>
          <table:table-cell office:value-type="float" office:value="3.2808399" calcext:value-type="float">
            <text:p>3,2808399</text:p>
          </table:table-cell>
          <table:table-cell/>
          <table:table-cell office:value-type="string" calcext:value-type="string">
            <text:p>mH2O_psi</text:p>
          </table:table-cell>
          <table:table-cell office:value-type="float" office:value="1.422295" calcext:value-type="float">
            <text:p>1,422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o</text:p>
          </table:table-cell>
          <table:table-cell office:value-type="string" calcext:value-type="string">
            <text:p>Alt (m)</text:p>
          </table:table-cell>
          <table:table-cell office:value-type="string" calcext:value-type="string">
            <text:p>Presion</text:p>
          </table:table-cell>
          <table:table-cell office:value-type="string" calcext:value-type="string">
            <text:p>ener (psi)</text:p>
          </table:table-cell>
          <table:table-cell/>
          <table:table-cell office:value-type="string" calcext:value-type="string">
            <text:p>Tuberia</text:p>
          </table:table-cell>
          <table:table-cell office:value-type="string" calcext:value-type="string">
            <text:p>Diam (in)</text:p>
          </table:table-cell>
          <table:table-cell office:value-type="string" calcext:value-type="string">
            <text:p>Long (m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B3]*[.$H$1]" office:value-type="float" office:value="142.2295" calcext:value-type="float">
            <text:p>142,22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75" calcext:value-type="float">
            <text:p>10,75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(4.52*([.H3]*[.$E$1]))/(POWER([.I3];[.$B$1])*POWER([.G3];4.87))" office:value-type="float" office:value="0.0000278076476518886" calcext:value-type="float">
            <text:p>2,78076476518886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B4]*[.$H$1]" office:value-type="float" office:value="120.895075" calcext:value-type="float">
            <text:p>120,8950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981" calcext:value-type="float">
            <text:p>7,981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table:formula="of:=(4.52*([.H4]*[.$E$1]))/(POWER([.I4];[.$B$1])*POWER([.G4];4.87))" office:value-type="float" office:value="0.000142326449404462" calcext:value-type="float">
            <text:p>0,00014232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B5]*[.$H$1]" office:value-type="float" office:value="92.449175" calcext:value-type="float">
            <text:p>92,4491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.981" calcext:value-type="float">
            <text:p>7,981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table:formula="of:=(4.52*([.H5]*[.$E$1]))/(POWER([.I5];[.$B$1])*POWER([.G5];4.87))" office:value-type="float" office:value="0.000106744837053346" calcext:value-type="float">
            <text:p>0,00010674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B6]*[.$H$1]" office:value-type="float" office:value="92.449175" calcext:value-type="float">
            <text:p>92,4491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.065" calcext:value-type="float">
            <text:p>6,065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(4.52*([.H6]*[.$E$1]))/(POWER([.I6];[.$B$1])*POWER([.G6];4.87))" office:value-type="float" office:value="0.000225791430891418" calcext:value-type="float">
            <text:p>0,00022579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.065" calcext:value-type="float">
            <text:p>6,065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table:formula="of:=(4.52*([.H7]*[.$E$1]))/(POWER([.I7];[.$B$1])*POWER([.G7];4.87))" office:value-type="float" office:value="0.000270949717069701" calcext:value-type="float">
            <text:p>0,00027094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?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energia4</text:p>
          </table:table-cell>
          <table:table-cell office:value-type="float" office:value="90.01" calcext:value-type="float">
            <text:p>90,01</text:p>
          </table:table-cell>
          <table:table-cell table:formula="of:=[.B11]-[.B24]" office:value-type="float" office:value="116.188230588611" calcext:value-type="float">
            <text:p>116,1882305886</text:p>
          </table:table-cell>
          <table:table-cell table:formula="of:=[.C11]-[.C24]" office:value-type="float" office:value="161.19030690488" calcext:value-type="float">
            <text:p>161,1903069049</text:p>
          </table:table-cell>
          <table:table-cell table:formula="of:=[.D11]-[.D24]" office:value-type="float" office:value="162.997949734012" calcext:value-type="float">
            <text:p>162,997949734</text:p>
          </table:table-cell>
          <table:table-cell table:formula="of:=[.E11]-[.E24]" office:value-type="float" office:value="198.709653652698" calcext:value-type="float">
            <text:p>198,7096536527</text:p>
          </table:table-cell>
          <table:table-cell table:formula="of:=[.F11]-[.F24]" office:value-type="float" office:value="1534.40985425081" calcext:value-type="float">
            <text:p>1534,4098542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ia5</text:p>
          </table:table-cell>
          <table:table-cell office:value-type="float" office:value="90" calcext:value-type="float">
            <text:p>90</text:p>
          </table:table-cell>
          <table:table-cell table:formula="of:=[.B12]-[.B25]" office:value-type="float" office:value="119.659428854087" calcext:value-type="float">
            <text:p>119,6594288541</text:p>
          </table:table-cell>
          <table:table-cell table:formula="of:=[.C12]-[.C25]" office:value-type="float" office:value="146.725887314515" calcext:value-type="float">
            <text:p>146,7258873145</text:p>
          </table:table-cell>
          <table:table-cell table:formula="of:=[.D12]-[.D25]" office:value-type="float" office:value="13.5027557989787" calcext:value-type="float">
            <text:p>13,502755799</text:p>
          </table:table-cell>
          <table:table-cell table:formula="of:=[.E12]-[.E25]" office:value-type="float" office:value="-782.230998995828" calcext:value-type="float">
            <text:p>-782,2309989958</text:p>
          </table:table-cell>
          <table:table-cell table:formula="of:=[.F12]-[.F25]" office:value-type="float" office:value="-16400.1758351157" calcext:value-type="float">
            <text:p>-16400,1758351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dal0</text:p>
          </table:table-cell>
          <table:table-cell table:formula="of:=(([.$D$3]-[.B$11])/[.$J$3])*POWER(ABS(([.$D$3]-[.B$11])/[.$J$3]);1/[.$B$1]-1)" office:value-type="float" office:value="2440.67507561474" calcext:value-type="float">
            <text:p>2440,6750756148</text:p>
          </table:table-cell>
          <table:table-cell table:formula="of:=(([.$D$3]-[.C$11])/[.$J$3])*POWER(ABS(([.$D$3]-[.C$11])/[.$J$3]);1/[.$B$1]-1)" office:value-type="float" office:value="1676.29680487124" calcext:value-type="float">
            <text:p>1676,2968048712</text:p>
          </table:table-cell>
          <table:table-cell table:formula="of:=(([.$D$3]-[.D$11])/[.$J$3])*POWER(ABS(([.$D$3]-[.D$11])/[.$J$3]);1/[.$B$1]-1)" office:value-type="float" office:value="-1412.34887698324" calcext:value-type="float">
            <text:p>-1412,3488769832</text:p>
          </table:table-cell>
          <table:table-cell table:formula="of:=(([.$D$3]-[.E$11])/[.$J$3])*POWER(ABS(([.$D$3]-[.E$11])/[.$J$3]);1/[.$B$1]-1)" office:value-type="float" office:value="-1483.52819057796" calcext:value-type="float">
            <text:p>-1483,528190578</text:p>
          </table:table-cell>
          <table:table-cell table:formula="of:=(([.$D$3]-[.F$11])/[.$J$3])*POWER(ABS(([.$D$3]-[.F$11])/[.$J$3]);1/[.$B$1]-1)" office:value-type="float" office:value="-2546.25914215782" calcext:value-type="float">
            <text:p>-2546,2591421578</text:p>
          </table:table-cell>
          <table:table-cell table:formula="of:=(([.$D$3]-[.G$11])/[.$J$3])*POWER(ABS(([.$D$3]-[.G$11])/[.$J$3]);1/[.$B$1]-1)" office:value-type="float" office:value="-14368.5942591222" calcext:value-type="float">
            <text:p>-14368,5942591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dal1</text:p>
          </table:table-cell>
          <table:table-cell table:style-name="ce1" table:formula="of:=(([.$D$4]-[.B$11])/[.$J$4])*POWER(ABS(([.$D$4]-[.B$11])/[.$J$4]);1/[.$B$1]-1)" office:value-type="float" office:value="761.131204981535" calcext:value-type="float">
            <text:p>761,1312049815</text:p>
          </table:table-cell>
          <table:table-cell table:style-name="ce1" table:formula="of:=(([.$D$4]-[.C$11])/[.$J$4])*POWER(ABS(([.$D$4]-[.C$11])/[.$J$4]);1/[.$B$1]-1)" office:value-type="float" office:value="275.616147786299" calcext:value-type="float">
            <text:p>275,6161477863</text:p>
          </table:table-cell>
          <table:table-cell table:style-name="ce1" table:formula="of:=(([.$D$4]-[.D$11])/[.$J$4])*POWER(ABS(([.$D$4]-[.D$11])/[.$J$4]);1/[.$B$1]-1)" office:value-type="float" office:value="-878.67291142379" calcext:value-type="float">
            <text:p>-878,6729114238</text:p>
          </table:table-cell>
          <table:table-cell table:style-name="ce1" table:formula="of:=(([.$D$4]-[.E$11])/[.$J$4])*POWER(ABS(([.$D$4]-[.E$11])/[.$J$4]);1/[.$B$1]-1)" office:value-type="float" office:value="-899.741563897191" calcext:value-type="float">
            <text:p>-899,7415638972</text:p>
          </table:table-cell>
          <table:table-cell table:style-name="ce1" table:formula="of:=(([.$D$4]-[.F$11])/[.$J$4])*POWER(ABS(([.$D$4]-[.F$11])/[.$J$4]);1/[.$B$1]-1)" office:value-type="float" office:value="-1253.57649286143" calcext:value-type="float">
            <text:p>-1253,5764928614</text:p>
          </table:table-cell>
          <table:table-cell table:style-name="ce1" table:formula="of:=(([.$D$4]-[.G$11])/[.$J$4])*POWER(ABS(([.$D$4]-[.G$11])/[.$J$4]);1/[.$B$1]-1)" office:value-type="float" office:value="-5999.09462098684" calcext:value-type="float">
            <text:p>-5999,09462098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dal2</text:p>
          </table:table-cell>
          <table:table-cell table:style-name="ce1" table:formula="of:=(([.B$11]-[.B$12])/[.$J$5])*POWER(ABS(([.B$11]-[.B$12])/[.$J$5]);1/[.$B$1]-1)" office:value-type="float" office:value="11.6039945712181" calcext:value-type="float">
            <text:p>11,6039945712</text:p>
          </table:table-cell>
          <table:table-cell table:style-name="ce1" table:formula="of:=(([.C$11]-[.C$12])/[.$J$5])*POWER(ABS(([.C$11]-[.C$12])/[.$J$5]);1/[.$B$1]-1)" office:value-type="float" office:value="-273.121987342105" calcext:value-type="float">
            <text:p>-273,1219873421</text:p>
          </table:table-cell>
          <table:table-cell table:style-name="ce1" table:formula="of:=(([.D$11]-[.D$12])/[.$J$5])*POWER(ABS(([.D$11]-[.D$12])/[.$J$5]);1/[.$B$1]-1)" office:value-type="float" office:value="590.246674752281" calcext:value-type="float">
            <text:p>590,2466747523</text:p>
          </table:table-cell>
          <table:table-cell table:style-name="ce1" table:formula="of:=(([.E$11]-[.E$12])/[.$J$5])*POWER(ABS(([.E$11]-[.E$12])/[.$J$5]);1/[.$B$1]-1)" office:value-type="float" office:value="2083.17565803667" calcext:value-type="float">
            <text:p>2083,1756580367</text:p>
          </table:table-cell>
          <table:table-cell table:style-name="ce1" table:formula="of:=(([.F$11]-[.F$12])/[.$J$5])*POWER(ABS(([.F$11]-[.F$12])/[.$J$5]);1/[.$B$1]-1)" office:value-type="float" office:value="5752.7959651452" calcext:value-type="float">
            <text:p>5752,7959651452</text:p>
          </table:table-cell>
          <table:table-cell table:style-name="ce1" table:formula="of:=(([.G$11]-[.G$12])/[.$J$5])*POWER(ABS(([.G$11]-[.G$12])/[.$J$5]);1/[.$B$1]-1)" office:value-type="float" office:value="27626.8078587427" calcext:value-type="float">
            <text:p>27626,8078587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dal3</text:p>
          </table:table-cell>
          <table:table-cell table:style-name="ce1" table:formula="of:=(([.B$12]-[.$D$5])/[.$J$6])*POWER(ABS(([.B$12]-[.$D$5])/[.$J$6]);1/[.$B$1]-1)" office:value-type="float" office:value="-150.971289275607" calcext:value-type="float">
            <text:p>-150,9712892756</text:p>
          </table:table-cell>
          <table:table-cell table:style-name="ce1" table:formula="of:=(([.C$12]-[.$D$5])/[.$J$6])*POWER(ABS(([.C$12]-[.$D$5])/[.$J$6]);1/[.$B$1]-1)" office:value-type="float" office:value="554.031033035296" calcext:value-type="float">
            <text:p>554,0310330353</text:p>
          </table:table-cell>
          <table:table-cell table:style-name="ce1" table:formula="of:=(([.D$12]-[.$D$5])/[.$J$6])*POWER(ABS(([.D$12]-[.$D$5])/[.$J$6]);1/[.$B$1]-1)" office:value-type="float" office:value="804.371816378165" calcext:value-type="float">
            <text:p>804,3718163782</text:p>
          </table:table-cell>
          <table:table-cell table:style-name="ce1" table:formula="of:=(([.E$12]-[.$D$5])/[.$J$6])*POWER(ABS(([.E$12]-[.$D$5])/[.$J$6]);1/[.$B$1]-1)" office:value-type="float" office:value="-984.731938793739" calcext:value-type="float">
            <text:p>-984,7319387937</text:p>
          </table:table-cell>
          <table:table-cell table:style-name="ce1" table:formula="of:=(([.F$12]-[.$D$5])/[.$J$6])*POWER(ABS(([.F$12]-[.$D$5])/[.$J$6]);1/[.$B$1]-1)" office:value-type="float" office:value="-3608.37779436561" calcext:value-type="float">
            <text:p>-3608,3777943656</text:p>
          </table:table-cell>
          <table:table-cell table:style-name="ce1" table:formula="of:=(([.G$12]-[.$D$5])/[.$J$6])*POWER(ABS(([.G$12]-[.$D$5])/[.$J$6]);1/[.$B$1]-1)" office:value-type="float" office:value="-17619.5486026087" calcext:value-type="float">
            <text:p>-17619,5486026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dal4</text:p>
          </table:table-cell>
          <table:table-cell table:style-name="ce1" table:formula="of:=(([.B$12]-[.$D$6])/[.$J$7])*POWER(ABS(([.B$12]-[.$D$6])/[.$J$7]);1/[.$B$1]-1)" office:value-type="float" office:value="-136.81695211513" calcext:value-type="float">
            <text:p>-136,8169521151</text:p>
          </table:table-cell>
          <table:table-cell table:style-name="ce1" table:formula="of:=(([.C$12]-[.$D$6])/[.$J$7])*POWER(ABS(([.C$12]-[.$D$6])/[.$J$7]);1/[.$B$1]-1)" office:value-type="float" office:value="502.087765698993" calcext:value-type="float">
            <text:p>502,087765699</text:p>
          </table:table-cell>
          <table:table-cell table:style-name="ce1" table:formula="of:=(([.D$12]-[.$D$6])/[.$J$7])*POWER(ABS(([.D$12]-[.$D$6])/[.$J$7]);1/[.$B$1]-1)" office:value-type="float" office:value="728.957809211429" calcext:value-type="float">
            <text:p>728,9578092114</text:p>
          </table:table-cell>
          <table:table-cell table:style-name="ce1" table:formula="of:=(([.E$12]-[.$D$6])/[.$J$7])*POWER(ABS(([.E$12]-[.$D$6])/[.$J$7]);1/[.$B$1]-1)" office:value-type="float" office:value="-892.408239756289" calcext:value-type="float">
            <text:p>-892,4082397563</text:p>
          </table:table-cell>
          <table:table-cell table:style-name="ce1" table:formula="of:=(([.F$12]-[.$D$6])/[.$J$7])*POWER(ABS(([.F$12]-[.$D$6])/[.$J$7]);1/[.$B$1]-1)" office:value-type="float" office:value="-3270.07376219569" calcext:value-type="float">
            <text:p>-3270,0737621957</text:p>
          </table:table-cell>
          <table:table-cell table:style-name="ce1" table:formula="of:=(([.G$12]-[.$D$6])/[.$J$7])*POWER(ABS(([.G$12]-[.$D$6])/[.$J$7]);1/[.$B$1]-1)" office:value-type="float" office:value="-15967.6250300316" calcext:value-type="float">
            <text:p>-15967,6250300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 g</text:p>
          </table:table-cell>
          <table:table-cell table:formula="of:=[.B13]+[.B14]-[.B15]" office:value-type="float" office:value="3190.20228602506" calcext:value-type="float">
            <text:p>3190,2022860251</text:p>
          </table:table-cell>
          <table:table-cell table:formula="of:=[.C13]+[.C14]-[.C15]" office:value-type="float" office:value="2225.03493999964" calcext:value-type="float">
            <text:p>2225,0349399997</text:p>
          </table:table-cell>
          <table:table-cell table:formula="of:=[.D13]+[.D14]-[.D15]" office:value-type="float" office:value="-2881.26846315931" calcext:value-type="float">
            <text:p>-2881,2684631593</text:p>
          </table:table-cell>
          <table:table-cell table:formula="of:=[.E13]+[.E14]-[.E15]" office:value-type="float" office:value="-4466.44541251183" calcext:value-type="float">
            <text:p>-4466,4454125118</text:p>
          </table:table-cell>
          <table:table-cell table:formula="of:=[.F13]+[.F14]-[.F15]" office:value-type="float" office:value="-9552.63160016445" calcext:value-type="float">
            <text:p>-9552,6316001645</text:p>
          </table:table-cell>
          <table:table-cell table:formula="of:=[.G13]+[.G14]-[.G15]" office:value-type="float" office:value="-47994.4967388518" calcext:value-type="float">
            <text:p>-47994,49673885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 h</text:p>
          </table:table-cell>
          <table:table-cell table:formula="of:=[.B15]-[.B16]-[.B17]" office:value-type="float" office:value="299.392235961955" calcext:value-type="float">
            <text:p>299,392235962</text:p>
          </table:table-cell>
          <table:table-cell table:formula="of:=[.C15]-[.C16]-[.C17]" office:value-type="float" office:value="-1329.24078607639" calcext:value-type="float">
            <text:p>-1329,2407860764</text:p>
          </table:table-cell>
          <table:table-cell table:formula="of:=[.D15]-[.D16]-[.D17]" office:value-type="float" office:value="-943.082950837314" calcext:value-type="float">
            <text:p>-943,0829508373</text:p>
          </table:table-cell>
          <table:table-cell table:formula="of:=[.E15]-[.E16]-[.E17]" office:value-type="float" office:value="3960.3158365867" calcext:value-type="float">
            <text:p>3960,3158365867</text:p>
          </table:table-cell>
          <table:table-cell table:formula="of:=[.F15]-[.F16]-[.F17]" office:value-type="float" office:value="12631.2475217065" calcext:value-type="float">
            <text:p>12631,2475217065</text:p>
          </table:table-cell>
          <table:table-cell table:formula="of:=[.G15]-[.G16]-[.G17]" office:value-type="float" office:value="61213.9814913831" calcext:value-type="float">
            <text:p>61213,98149138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[0][0] a</text:p>
          </table:table-cell>
          <table:table-cell table:formula="of:=-(1/([.$B$1]*[.$J$3]))*POWER(ABS(([.$D$3]-[.B11])/[.$J$3]);1/[.$B$1]-1)-(1/([.$B$1]*[.$J$4]))*POWER(ABS(([.$D$4]-[.B11])/[.$J$4]);1/[.$B$1]-1)+(1/([.$B$1]*[.$J$5]))*POWER(ABS(([.B11]-[.B12])/[.$J$5]);1/[.$B$1]-1)" office:value-type="float" office:value="588.021980772257" calcext:value-type="float">
            <text:p>588,0219807723</text:p>
          </table:table-cell>
          <table:table-cell table:formula="of:=-(1/([.$B$1]*[.$J$3]))*POWER(ABS(([.$D$3]-[.C11])/[.$J$3]);1/[.$B$1]-1)-(1/([.$B$1]*[.$J$4]))*POWER(ABS(([.$D$4]-[.C11])/[.$J$4]);1/[.$B$1]-1)+(1/([.$B$1]*[.$J$5]))*POWER(ABS(([.C11]-[.C12])/[.$J$5]);1/[.$B$1]-1)" office:value-type="float" office:value="-23.8903368203325" calcext:value-type="float">
            <text:p>-23,8903368203</text:p>
          </table:table-cell>
          <table:table-cell table:formula="of:=-(1/([.$B$1]*[.$J$3]))*POWER(ABS(([.$D$3]-[.D11])/[.$J$3]);1/[.$B$1]-1)-(1/([.$B$1]*[.$J$4]))*POWER(ABS(([.$D$4]-[.D11])/[.$J$4]);1/[.$B$1]-1)+(1/([.$B$1]*[.$J$5]))*POWER(ABS(([.D11]-[.D12])/[.$J$5]);1/[.$B$1]-1)" office:value-type="float" office:value="-29.9605197861464" calcext:value-type="float">
            <text:p>-29,9605197861</text:p>
          </table:table-cell>
          <table:table-cell table:formula="of:=-(1/([.$B$1]*[.$J$3]))*POWER(ABS(([.$D$3]-[.E11])/[.$J$3]);1/[.$B$1]-1)-(1/([.$B$1]*[.$J$4]))*POWER(ABS(([.$D$4]-[.E11])/[.$J$4]);1/[.$B$1]-1)+(1/([.$B$1]*[.$J$5]))*POWER(ABS(([.E11]-[.E12])/[.$J$5]);1/[.$B$1]-1)" office:value-type="float" office:value="-42.5848608959941" calcext:value-type="float">
            <text:p>-42,584860896</text:p>
          </table:table-cell>
          <table:table-cell table:formula="of:=-(1/([.$B$1]*[.$J$3]))*POWER(ABS(([.$D$3]-[.F11])/[.$J$3]);1/[.$B$1]-1)-(1/([.$B$1]*[.$J$4]))*POWER(ABS(([.$D$4]-[.F11])/[.$J$4]);1/[.$B$1]-1)+(1/([.$B$1]*[.$J$5]))*POWER(ABS(([.F11]-[.F12])/[.$J$5]);1/[.$B$1]-1)" office:value-type="float" office:value="-29.8745075744144" calcext:value-type="float">
            <text:p>-29,8745075744</text:p>
          </table:table-cell>
          <table:table-cell table:formula="of:=-(1/([.$B$1]*[.$J$3]))*POWER(ABS(([.$D$3]-[.G11])/[.$J$3]);1/[.$B$1]-1)-(1/([.$B$1]*[.$J$4]))*POWER(ABS(([.$D$4]-[.G11])/[.$J$4]);1/[.$B$1]-1)+(1/([.$B$1]*[.$J$5]))*POWER(ABS(([.G11]-[.G12])/[.$J$5]);1/[.$B$1]-1)" office:value-type="float" office:value="-7.03272439118231" calcext:value-type="float">
            <text:p>-7,03272439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[0][1] b</text:p>
          </table:table-cell>
          <table:table-cell table:style-name="ce1" table:formula="of:=-(1/([.$B$1]*[.$J$5]))*POWER(ABS(([.B11]-[.B12])/[.$J$5]);1/[.$B$1]-1)" office:value-type="float" office:value="-626.565581598932" calcext:value-type="float">
            <text:p>-626,5655815989</text:p>
          </table:table-cell>
          <table:table-cell table:style-name="ce1" table:formula="of:=-(1/([.$B$1]*[.$J$5]))*POWER(ABS(([.C11]-[.C12])/[.$J$5]);1/[.$B$1]-1)" office:value-type="float" office:value="-42.4850624942639" calcext:value-type="float">
            <text:p>-42,4850624943</text:p>
          </table:table-cell>
          <table:table-cell table:style-name="ce1" table:formula="of:=-(1/([.$B$1]*[.$J$5]))*POWER(ABS(([.D11]-[.D12])/[.$J$5]);1/[.$B$1]-1)" office:value-type="float" office:value="-22.0339091906536" calcext:value-type="float">
            <text:p>-22,0339091907</text:p>
          </table:table-cell>
          <table:table-cell table:style-name="ce1" table:formula="of:=-(1/([.$B$1]*[.$J$5]))*POWER(ABS(([.E11]-[.E12])/[.$J$5]);1/[.$B$1]-1)" office:value-type="float" office:value="-7.52415405299969" calcext:value-type="float">
            <text:p>-7,524154053</text:p>
          </table:table-cell>
          <table:table-cell table:style-name="ce1" table:formula="of:=-(1/([.$B$1]*[.$J$5]))*POWER(ABS(([.F11]-[.F12])/[.$J$5]);1/[.$B$1]-1)" office:value-type="float" office:value="-3.16661493423269" calcext:value-type="float">
            <text:p>-3,1666149342</text:p>
          </table:table-cell>
          <table:table-cell table:style-name="ce1" table:formula="of:=-(1/([.$B$1]*[.$J$5]))*POWER(ABS(([.G11]-[.G12])/[.$J$5]);1/[.$B$1]-1)" office:value-type="float" office:value="-0.831760661744011" calcext:value-type="float">
            <text:p>-0,8317606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[1][0] c</text:p>
          </table:table-cell>
          <table:table-cell table:style-name="ce1" table:formula="of:=(1/([.$B$1]*[.$J$5]))*POWER(ABS(([.B11]-[.B12])/[.$J$5]);1/[.$B$1]-1)" office:value-type="float" office:value="626.565581598932" calcext:value-type="float">
            <text:p>626,5655815989</text:p>
          </table:table-cell>
          <table:table-cell table:style-name="ce1" table:formula="of:=(1/([.$B$1]*[.$J$5]))*POWER(ABS(([.C11]-[.C12])/[.$J$5]);1/[.$B$1]-1)" office:value-type="float" office:value="42.4850624942639" calcext:value-type="float">
            <text:p>42,4850624943</text:p>
          </table:table-cell>
          <table:table-cell table:style-name="ce1" table:formula="of:=(1/([.$B$1]*[.$J$5]))*POWER(ABS(([.D11]-[.D12])/[.$J$5]);1/[.$B$1]-1)" office:value-type="float" office:value="22.0339091906536" calcext:value-type="float">
            <text:p>22,0339091907</text:p>
          </table:table-cell>
          <table:table-cell table:style-name="ce1" table:formula="of:=(1/([.$B$1]*[.$J$5]))*POWER(ABS(([.E11]-[.E12])/[.$J$5]);1/[.$B$1]-1)" office:value-type="float" office:value="7.52415405299969" calcext:value-type="float">
            <text:p>7,524154053</text:p>
          </table:table-cell>
          <table:table-cell table:style-name="ce1" table:formula="of:=(1/([.$B$1]*[.$J$5]))*POWER(ABS(([.F11]-[.F12])/[.$J$5]);1/[.$B$1]-1)" office:value-type="float" office:value="3.16661493423269" calcext:value-type="float">
            <text:p>3,1666149342</text:p>
          </table:table-cell>
          <table:table-cell table:style-name="ce1" table:formula="of:=(1/([.$B$1]*[.$J$5]))*POWER(ABS(([.G11]-[.G12])/[.$J$5]);1/[.$B$1]-1)" office:value-type="float" office:value="0.831760661744011" calcext:value-type="float">
            <text:p>0,8317606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[1][1] d</text:p>
          </table:table-cell>
          <table:table-cell table:style-name="ce1" table:formula="of:=(1/([.$B$1]*[.$J$6]))*POWER(ABS(([.B12]-[.$D$5])/[.$J$6]);1/[.$B$1]-1)+(1/([.$B$1]*[.$J$7]))*POWER(ABS(([.B12]-[.$D$6])/[.$J$7]);1/[.$B$1]-1)-(1/([.$B$1]*[.$J$5]))*POWER(ABS(([.B11]-[.B12])/[.$J$5]);1/[.$B$1]-1)" office:value-type="float" office:value="-563.118413106078" calcext:value-type="float">
            <text:p>-563,1184131061</text:p>
          </table:table-cell>
          <table:table-cell table:style-name="ce1" table:formula="of:=(1/([.$B$1]*[.$J$6]))*POWER(ABS(([.C12]-[.$D$5])/[.$J$6]);1/[.$B$1]-1)+(1/([.$B$1]*[.$J$7]))*POWER(ABS(([.C12]-[.$D$6])/[.$J$7]);1/[.$B$1]-1)-(1/([.$B$1]*[.$J$5]))*POWER(ABS(([.C11]-[.C12])/[.$J$5]);1/[.$B$1]-1)" office:value-type="float" office:value="-21.5275758904254" calcext:value-type="float">
            <text:p>-21,5275758904</text:p>
          </table:table-cell>
          <table:table-cell table:style-name="ce1" table:formula="of:=(1/([.$B$1]*[.$J$6]))*POWER(ABS(([.D12]-[.$D$5])/[.$J$6]);1/[.$B$1]-1)+(1/([.$B$1]*[.$J$7]))*POWER(ABS(([.D12]-[.$D$6])/[.$J$7]);1/[.$B$1]-1)-(1/([.$B$1]*[.$J$5]))*POWER(ABS(([.D11]-[.D12])/[.$J$5]);1/[.$B$1]-1)" office:value-type="float" office:value="-6.78000511334428" calcext:value-type="float">
            <text:p>-6,7800051133</text:p>
          </table:table-cell>
          <table:table-cell table:style-name="ce1" table:formula="of:=(1/([.$B$1]*[.$J$6]))*POWER(ABS(([.E12]-[.$D$5])/[.$J$6]);1/[.$B$1]-1)+(1/([.$B$1]*[.$J$7]))*POWER(ABS(([.E12]-[.$D$6])/[.$J$7]);1/[.$B$1]-1)-(1/([.$B$1]*[.$J$5]))*POWER(ABS(([.E11]-[.E12])/[.$J$5]);1/[.$B$1]-1)" office:value-type="float" office:value="5.31461204565405" calcext:value-type="float">
            <text:p>5,3146120457</text:p>
          </table:table-cell>
          <table:table-cell table:style-name="ce1" table:formula="of:=(1/([.$B$1]*[.$J$6]))*POWER(ABS(([.F12]-[.$D$5])/[.$J$6]);1/[.$B$1]-1)+(1/([.$B$1]*[.$J$7]))*POWER(ABS(([.F12]-[.$D$6])/[.$J$7]);1/[.$B$1]-1)-(1/([.$B$1]*[.$J$5]))*POWER(ABS(([.F11]-[.F12])/[.$J$5]);1/[.$B$1]-1)" office:value-type="float" office:value="1.07958479182124" calcext:value-type="float">
            <text:p>1,0795847918</text:p>
          </table:table-cell>
          <table:table-cell table:style-name="ce1" table:formula="of:=(1/([.$B$1]*[.$J$6]))*POWER(ABS(([.G12]-[.$D$5])/[.$J$6]);1/[.$B$1]-1)+(1/([.$B$1]*[.$J$7]))*POWER(ABS(([.G12]-[.$D$6])/[.$J$7]);1/[.$B$1]-1)-(1/([.$B$1]*[.$J$5]))*POWER(ABS(([.G11]-[.G12])/[.$J$5]);1/[.$B$1]-1)" office:value-type="float" office:value="0.267859495791212" calcext:value-type="float">
            <text:p>0,2678594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ta1 e</text:p>
          </table:table-cell>
          <table:table-cell table:formula="of:=([.B19]/[.B23]-[.B18]/[.B21])/([.B22]/[.B23]-[.B20]/[.B21])" office:value-type="float" office:value="-26.178230588611" calcext:value-type="float">
            <text:p>-26,1782305886</text:p>
          </table:table-cell>
          <table:table-cell table:formula="of:=([.C19]/[.C23]-[.C18]/[.C21])/([.C22]/[.C23]-[.C20]/[.C21])" office:value-type="float" office:value="-45.0020763162686" calcext:value-type="float">
            <text:p>-45,0020763163</text:p>
          </table:table-cell>
          <table:table-cell table:formula="of:=([.D19]/[.D23]-[.D18]/[.D21])/([.D22]/[.D23]-[.D20]/[.D21])" office:value-type="float" office:value="-1.80764282913254" calcext:value-type="float">
            <text:p>-1,8076428291</text:p>
          </table:table-cell>
          <table:table-cell table:formula="of:=([.E19]/[.E23]-[.E18]/[.E21])/([.E22]/[.E23]-[.E20]/[.E21])" office:value-type="float" office:value="-35.7117039186862" calcext:value-type="float">
            <text:p>-35,7117039187</text:p>
          </table:table-cell>
          <table:table-cell table:formula="of:=([.F19]/[.F23]-[.F18]/[.F21])/([.F22]/[.F23]-[.F20]/[.F21])" office:value-type="float" office:value="-1335.70020059811" calcext:value-type="float">
            <text:p>-1335,7002005981</text:p>
          </table:table-cell>
          <table:table-cell table:formula="of:=([.G19]/[.G23]-[.G18]/[.G21])/([.G22]/[.G23]-[.G20]/[.G21])" office:value-type="float" office:value="-31930.3676625524" calcext:value-type="float">
            <text:p>-31930,36766255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ta2 f</text:p>
          </table:table-cell>
          <table:table-cell table:formula="of:=([.B19]/[.B22]-[.B18]/[.B20])/([.B23]/[.B22]-[.B21]/[.B20])" office:value-type="float" office:value="-29.6594288540867" calcext:value-type="float">
            <text:p>-29,6594288541</text:p>
          </table:table-cell>
          <table:table-cell table:formula="of:=([.C19]/[.C22]-[.C18]/[.C20])/([.C23]/[.C22]-[.C21]/[.C20])" office:value-type="float" office:value="-27.066458460428" calcext:value-type="float">
            <text:p>-27,0664584604</text:p>
          </table:table-cell>
          <table:table-cell table:formula="of:=([.D19]/[.D22]-[.D18]/[.D20])/([.D23]/[.D22]-[.D21]/[.D20])" office:value-type="float" office:value="133.223131515536" calcext:value-type="float">
            <text:p>133,2231315155</text:p>
          </table:table-cell>
          <table:table-cell table:formula="of:=([.E19]/[.E22]-[.E18]/[.E20])/([.E23]/[.E22]-[.E21]/[.E20])" office:value-type="float" office:value="795.733754794807" calcext:value-type="float">
            <text:p>795,7337547948</text:p>
          </table:table-cell>
          <table:table-cell table:formula="of:=([.F19]/[.F22]-[.F18]/[.F20])/([.F23]/[.F22]-[.F21]/[.F20])" office:value-type="float" office:value="15617.9448361199" calcext:value-type="float">
            <text:p>15617,9448361199</text:p>
          </table:table-cell>
          <table:table-cell table:formula="of:=([.G19]/[.G22]-[.G18]/[.G20])/([.G23]/[.G22]-[.G21]/[.G20])" office:value-type="float" office:value="327680.767743" calcext:value-type="float">
            <text:p>327680,76774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VE">BsF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VE">BsF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10:14:12.692501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09:59:25.738917075</meta:creation-date>
    <dc:date>2016-11-28T00:45:19.161301565</dc:date>
    <meta:editing-duration>PT4H33M16S</meta:editing-duration>
    <meta:editing-cycles>2</meta:editing-cycles>
    <meta:generator>LibreOffice/5.1.6.2.0$Linux_X86_64 LibreOffice_project/10m0$Build-2</meta:generator>
    <meta:document-statistic meta:table-count="1" meta:cell-count="167" meta:object-count="0"/>
  </office:meta>
</office:document-meta>
</file>